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3cm" svg:height="0.653cm" svg:x="1.711cm" svg:y="0.405cm">
          <text:p text:style-name="P1">App start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3.668cm" svg:height="0.882cm" svg:x="1.23cm" svg:y="1.706cm">
          <text:p text:style-name="P1"><text:span text:style-name="T1">Check SSL/TLS </text:span></text:p>
          <text:p text:style-name="P1"><text:span text:style-name="T1">conn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952cm" svg:height="1.023cm" svg:x="1.088cm" svg:y="3.334cm">
          <text:p text:style-name="P1">Encryp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668cm" svg:height="0.882cm" svg:x="1.217cm" svg:y="4.998cm">
          <text:p text:style-name="P1"><text:span text:style-name="T1">Show padlock on </text:span></text:p>
          <text:p text:style-name="P1"><text:span text:style-name="T1">Android status b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523cm" svg:height="0.653cm" svg:x="1.861cm" svg:y="6.548cm">
          <text:p text:style-name="P1">Termin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3.064cm" svg:y1="1.041cm" svg:x2="3.064cm" svg:y2="1.729cm">
          <text:p/>
        </draw:line>
        <draw:line draw:style-name="gr2" draw:text-style-name="P2" draw:layer="layout" svg:x1="3.055cm" svg:y1="2.61cm" svg:x2="3.055cm" svg:y2="3.298cm">
          <text:p/>
        </draw:line>
        <draw:line draw:style-name="gr2" draw:text-style-name="P2" draw:layer="layout" svg:x1="3.064cm" svg:y1="4.337cm" svg:x2="3.064cm" svg:y2="5.025cm">
          <text:p/>
        </draw:line>
        <draw:line draw:style-name="gr2" draw:text-style-name="P2" xml:id="id2" draw:id="id2" draw:layer="layout" svg:x1="3.099cm" svg:y1="5.89cm" svg:x2="3.099cm" svg:y2="6.578cm">
          <draw:glue-point draw:id="4" svg:x="170cm" svg:y="-1.642cm"/>
          <text:p/>
        </draw:line>
        <draw:connector draw:style-name="gr2" draw:text-style-name="P2" draw:layer="layout" draw:line-skew="0.308cm" svg:x1="5.04cm" svg:y1="3.846cm" svg:x2="3.099cm" svg:y2="6.122cm" draw:start-shape="id1" draw:start-glue-point="7" draw:end-shape="id2" draw:end-glue-point="4" svg:d="m5040 3846h810v2276h-2751" svg:viewBox="0 0 2752 2277">
          <text:p/>
        </draw:connector>
        <draw:frame draw:style-name="gr3" draw:text-style-name="P3" draw:layer="layout" svg:width="1.252cm" svg:height="0.662cm" svg:x="2.94cm" svg:y="4.215cm">
          <draw:text-box>
            <text:p text:style-name="P3">YES</text:p>
          </draw:text-box>
        </draw:frame>
        <draw:frame draw:style-name="gr3" draw:text-style-name="P3" draw:layer="layout" svg:width="1.252cm" svg:height="0.662cm" svg:x="4.904cm" svg:y="3.362cm">
          <draw:text-box>
            <text:p text:style-name="P3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1T21:54:48</meta:creation-date>
    <dc:date>2014-12-11T22:07:32</dc:date>
    <meta:editing-duration>P0D</meta:editing-duration>
    <meta:editing-cycles>1</meta:editing-cycles>
    <meta:document-statistic meta:object-count="12"/>
    <meta:generator>LibreOffice/3.5$Linux_X86_64 LibreOffice_project/350m1$Build-2</meta:generator>
  </office:meta>
</office:document-meta>
</file>